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PropertySource.MockPropertySource( String name ,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pertySource.with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PropertySource.MockProperty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pertySource.MockProperty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pertySource.MockPropertySource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pertySource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